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P3" style:family="paragraph" style:parent-style-name="Header">
      <style:text-properties style:font-name="Arial" fo:font-size="12pt" style:font-size-asian="12pt" style:font-name-complex="Arial" style:font-size-complex="12pt" text:display="non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ize="12pt" officeooo:rsid="001c4ea0" officeooo:paragraph-rsid="001c4ea0" style:font-size-asian="12pt" style:font-name-complex="Arial"/>
    </style:style>
    <style:style style:name="P8" style:family="paragraph" style:parent-style-name="Standard">
      <style:text-properties style:font-name="Arial" fo:font-size="12pt" officeooo:rsid="001e8f33" officeooo:paragraph-rsid="001e8f33" style:font-size-asian="12pt" style:font-name-complex="Arial"/>
    </style:style>
    <style:style style:name="P9" style:family="paragraph" style:parent-style-name="Standard">
      <style:text-properties style:font-name="Arial" fo:font-size="12pt" officeooo:rsid="001e9790" officeooo:paragraph-rsid="001e9790" style:font-size-asian="12pt" style:font-name-complex="Arial"/>
    </style:style>
    <style:style style:name="P10" style:family="paragraph" style:parent-style-name="Standard">
      <style:text-properties style:font-name="Arial" fo:font-size="12pt" officeooo:rsid="001fe14a" officeooo:paragraph-rsid="001fe14a" style:font-size-asian="12pt" style:font-name-complex="Arial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rsid="00238196" officeooo:paragraph-rsid="00238196" style:font-size-asian="12pt" style:font-name-complex="Arial"/>
    </style:style>
    <style:style style:name="P15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6" style:family="paragraph" style:parent-style-name="Header">
      <style:text-properties style:font-name="Arial" fo:font-size="12pt" officeooo:paragraph-rsid="00238196" style:font-size-asian="12pt" style:font-name-complex="Arial"/>
    </style:style>
    <style:style style:name="T1" style:family="text">
      <style:text-properties officeooo:rsid="001e8f33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12pt" style:font-size-asian="12pt" style:font-name-complex="Arial" style:font-size-complex="12pt" text:display="none"/>
    </style:style>
    <style:style style:name="T4" style:family="text">
      <style:text-properties officeooo:rsid="001e9790"/>
    </style:style>
    <style:style style:name="T5" style:family="text">
      <style:text-properties officeooo:rsid="001fe14a"/>
    </style:style>
    <style:style style:name="T6" style:family="text">
      <style:text-properties officeooo:rsid="0020c574"/>
    </style:style>
    <style:style style:name="T7" style:family="text">
      <style:text-properties officeooo:rsid="002381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4">MAIF</text:p>
            <text:p text:style-name="P14">CS 90000</text:p>
            <text:p text:style-name="P14">79038 NIORT Cédex 9</text:p>
            <text:p text:style-name="P11"/>
          </table:table-cell>
        </table:table-row>
        <table:table-row table:style-name="Tableau1.1">
          <table:table-cell table:style-name="Tableau1.A1" table:number-columns-spanned="2" office:value-type="string">
            <text:p text:style-name="P6"/>
            <text:p text:style-name="P5"/>
            <text:p text:style-name="P5"/>
            <text:p text:style-name="P5">Objet : <text:span text:style-name="T7">Résiliation de contrat</text:span></text:p>
            <text:p text:style-name="P7">N° de <text:span text:style-name="T1">contrat : 4380322R</text:span></text:p>
            <text:p text:style-name="P5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Messieurs,</text:p>
      <text:p text:style-name="P5"/>
      <text:p text:style-name="P14">Je vous demande la résiliation du contrat d’assurance référencé ci-dessus.</text:p>
      <text:p text:style-name="P10"/>
      <text:p text:style-name="P10">Cordialement.</text:p>
      <text:p text:style-name="P5"><text:s/></text:p>
      <text:p text:style-name="P5"/>
      <text:p text:style-name="P5"/>
      <text:p text:style-name="P12"/>
      <text:p text:style-name="P12"/>
      <text:p text:style-name="P12"/>
      <text:p text:style-name="P12">R. LERUST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officeooo:paragraph-rsid="00238196" style:font-size-asian="12pt" style:font-name-complex="Arial"/>
    </style:style>
    <style:style style:name="MP2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MP3" style:family="paragraph" style:parent-style-name="Header">
      <style:text-properties style:font-name="Arial" fo:font-size="12pt" style:font-size-asian="12pt" style:font-name-complex="Arial"/>
    </style:style>
    <style:style style:name="MP4" style:family="paragraph" style:parent-style-name="Header">
      <style:text-properties style:font-name="Arial" fo:font-size="12pt" style:font-size-asian="12pt" style:font-name-complex="Arial" style:font-size-complex="12pt" text:display="none"/>
    </style:style>
    <style:style style:name="MP5" style:family="paragraph" style:parent-style-name="Header">
      <style:paragraph-properties fo:text-align="end" style:justify-single-word="false"/>
    </style:style>
    <style:style style:name="MT1" style:family="text">
      <style:text-properties officeooo:rsid="00238196"/>
    </style:style>
    <style:style style:name="MT2" style:family="text">
      <style:text-properties officeooo:rsid="001e8f33"/>
    </style:style>
    <style:style style:name="MT3" style:family="text">
      <style:text-properties style:font-name="Arial" fo:font-size="12pt" style:font-size-asian="12pt" style:font-name-complex="Arial" style:font-size-complex="12pt" text:display="none"/>
    </style:style>
    <style:style style:name="MT4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<text:span text:style-name="MT1">A3C Presqu’île</text:span></text:p>
              <text:p text:style-name="MP1">Régis LERUSTE</text:p>
              <text:p text:style-name="MP2">1 rue du LANGUERNAIS</text:p>
              <text:p text:style-name="MP3">44<text:span text:style-name="MT2">350 St MOLF</text:span></text:p>
              <text:p text:style-name="Header"><text:a xlink:type="simple" xlink:href="mailto:regis.leruste@free.fr" text:style-name="Internet_20_link" text:visited-style-name="Visited_20_Internet_20_Link"><text:span text:style-name="Internet_20_link"><text:span text:style-name="MT3">regis.leruste@free.fr</text:span></text:span></text:a></text:p>
              <text:p text:style-name="MP4">Por : 06.71.28.39.36</text:p>
              <text:p text:style-name="MP4">Tél : 09.51.91.91.98</text:p>
              <text:p text:style-name="MP3"/>
            </table:table-cell>
            <table:table-cell table:style-name="Tableau2.A1" office:value-type="string">
              <text:p text:style-name="MP5"><text:span text:style-name="MT4">Saint MOLF le </text:span><text:span text:style-name="MT4"><text:date style:data-style-name="N30" text:date-value="2022-05-21T11:18:24.062146274">21/05/2022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22-05-21T11:18:23.993086650</dc:date>
    <meta:print-date>2017-01-13T17:36:46.324583203</meta:print-date>
    <meta:editing-cycles>5</meta:editing-cycles>
    <meta:editing-duration>PT21M31S</meta:editing-duration>
    <meta:generator>LibreOffice/6.0.7.3$Linux_X86_64 LibreOffice_project/00m0$Build-3</meta:generator>
    <meta:document-statistic meta:table-count="2" meta:image-count="0" meta:object-count="0" meta:page-count="1" meta:paragraph-count="15" meta:word-count="46" meta:character-count="277" meta:non-whitespace-character-count="244"/>
  </office:meta>
</office:document-meta>
</file>